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a96" officeooo:paragraph-rsid="00016a96"/>
    </style:style>
    <style:style style:name="P2" style:family="paragraph" style:parent-style-name="Standard">
      <style:text-properties officeooo:rsid="00016a96" officeooo:paragraph-rsid="00030eea"/>
    </style:style>
    <style:style style:name="P3" style:family="paragraph" style:parent-style-name="Standard">
      <style:text-properties officeooo:rsid="00016a96" officeooo:paragraph-rsid="00039239"/>
    </style:style>
    <style:style style:name="P4" style:family="paragraph" style:parent-style-name="Standard">
      <style:text-properties fo:font-weight="bold" officeooo:rsid="00016a96" officeooo:paragraph-rsid="00016a96" style:font-weight-asian="bold" style:font-weight-complex="bold"/>
    </style:style>
    <style:style style:name="P5" style:family="paragraph" style:parent-style-name="Standard">
      <style:text-properties officeooo:rsid="00030eea" officeooo:paragraph-rsid="00030eea"/>
    </style:style>
    <style:style style:name="P6" style:family="paragraph" style:parent-style-name="Standard">
      <style:text-properties officeooo:rsid="00039239" officeooo:paragraph-rsid="000392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0eea"/>
    </style:style>
    <style:style style:name="T3" style:family="text">
      <style:text-properties officeooo:rsid="000392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1. Create a class in Java along with follwing fields. classname: Person fields: name, age, gender, address Access the fields in all known ways: like through getter , by dot operator </text:p>
      <text:p text:style-name="P1"></text:p>
      <text:p text:style-name="P1">public class Person</text:p>
      <text:p text:style-name="P1">{</text:p>
      <text:p text:style-name="P1"><text:s/>private String name;</text:p>
      <text:p text:style-name="P1"><text:s/>private int age;</text:p>
      <text:p text:style-name="P1"><text:s/>private String gender;</text:p>
      <text:p text:style-name="P1"><text:s/>private String address;</text:p>
      <text:p text:style-name="P1"><text:s/>public void setName(String name)</text:p>
      <text:p text:style-name="P1"><text:s/>{</text:p>
      <text:p text:style-name="P1"><text:s text:c="2"/>this.name = name;</text:p>
      <text:p text:style-name="P1"><text:s/>}</text:p>
      <text:p text:style-name="P1">public void setAge(int age)</text:p>
      <text:p text:style-name="P1"><text:s/>{</text:p>
      <text:p text:style-name="P1"><text:s text:c="2"/>this.age = age;</text:p>
      <text:p text:style-name="P1"><text:s/>}</text:p>
      <text:p text:style-name="P1">public void setGender(String gender)</text:p>
      <text:p text:style-name="P1"><text:s/>{</text:p>
      <text:p text:style-name="P1"><text:s text:c="2"/>this.gender = gender;</text:p>
      <text:p text:style-name="P1"><text:s/>}</text:p>
      <text:p text:style-name="P1">public void setAddress(String addresss)</text:p>
      <text:p text:style-name="P1"><text:s/>{</text:p>
      <text:p text:style-name="P1"><text:s text:c="2"/>this.address = address;</text:p>
      <text:p text:style-name="P1"><text:s/>}</text:p>
      <text:p text:style-name="P1"><text:s/>public String getName()</text:p>
      <text:p text:style-name="P1"><text:s/>{</text:p>
      <text:p text:style-name="P1"><text:s/>return name;</text:p>
      <text:p text:style-name="P1"><text:s/>}</text:p>
      <text:p text:style-name="P1">public int getAge()</text:p>
      <text:p text:style-name="P1"><text:s/>{</text:p>
      <text:p text:style-name="P1"><text:s/>return age;</text:p>
      <text:p text:style-name="P1"><text:s/>}</text:p>
      <text:p text:style-name="P1">public String getGender()</text:p>
      <text:p text:style-name="P1"><text:s/>{</text:p>
      <text:p text:style-name="P1"><text:s/>return gender;</text:p>
      <text:p text:style-name="P1"><text:s/>}</text:p>
      <text:p text:style-name="P1">public String getAddress()</text:p>
      <text:p text:style-name="P1"><text:s/>{</text:p>
      <text:p text:style-name="P1"><text:s/>return address;</text:p>
      <text:p text:style-name="P1"><text:s/>}</text:p>
      <text:p text:style-name="P1">public static void main(String [] args)</text:p>
      <text:p text:style-name="P1">{</text:p>
      <text:p text:style-name="P1"><text:s text:c="2"/>Person p1 = new Person();</text:p>
      <text:p text:style-name="P1"><text:s text:c="2"/>//By Setter and Getter</text:p>
      <text:p text:style-name="P1"><text:s text:c="2"/>p1.setName("Tony");</text:p>
      <text:p text:style-name="P1"><text:s text:c="2"/>p1.setAge(21);</text:p>
      <text:p text:style-name="P1"><text:s text:c="2"/>p1.setGender("Male");</text:p>
      <text:p text:style-name="P1"><text:s text:c="2"/>p1.setAddress("New York");</text:p>
      <text:p text:style-name="P1"><text:s text:c="2"/>System.out.println("Name: "+ p1.getName()+"\nAge: "+p1.getAge()+"\nGender: "+p1.getGender()+"\n Address: "+p1.getAddress());</text:p>
      <text:p text:style-name="P1">}</text:p>
      <text:p text:style-name="P1"><text:soft-page-break/></text:p>
      <text:p text:style-name="P4">Q2. Extend the Person class in Groovy Add following fields to it: empId, company, salary Access the fields in all known ways: like through getter , by dot operator, by @ operator. </text:p>
      <text:p text:style-name="P1"></text:p>
      <text:p text:style-name="P1">class Employee</text:p>
      <text:p text:style-name="P1">{</text:p>
      <text:p text:style-name="P1"><text:s/>String name </text:p>
      <text:p text:style-name="P1"><text:s/>int age</text:p>
      <text:p text:style-name="P1"><text:s/>String gender</text:p>
      <text:p text:style-name="P1"><text:s/>String address</text:p>
      <text:p text:style-name="P1"><text:s/>int empId</text:p>
      <text:p text:style-name="P1"><text:s/>int salary</text:p>
      <text:p text:style-name="P1">}</text:p>
      <text:p text:style-name="P1">def emp = new Employee(name:"Tony",age:21,gender:"Male",address:"New York",empId:160058,salary:20000)</text:p>
      <text:p text:style-name="P1">emp.name = "David"</text:p>
      <text:p text:style-name="P1">println emp.name</text:p>
      <text:p text:style-name="P1">emp.@age = 25</text:p>
      <text:p text:style-name="P1">println emp.@age</text:p>
      <text:p text:style-name="P1"></text:p>
      <text:p text:style-name="P4">Q3.Print this pattern : </text:p>
      <text:p text:style-name="P4"><text:s/>* </text:p>
      <text:p text:style-name="P4"><text:s/>** </text:p>
      <text:p text:style-name="P4"><text:s/>**** </text:p>
      <text:p text:style-name="P1"><text:span text:style-name="T1"><text:s/>********</text:span> </text:p>
      <text:p text:style-name="P1"></text:p>
      <text:p text:style-name="P1">for(int i=0;i&lt;=3;i++)</text:p>
      <text:p text:style-name="P1">{</text:p>
      <text:p text:style-name="P1"><text:s text:c="3"/>Math.pow(2, i).times{print '*'};</text:p>
      <text:p text:style-name="P1"><text:s text:c="3"/>println "";</text:p>
      <text:p text:style-name="P1">}</text:p>
      <text:p text:style-name="P1"></text:p>
      <text:p text:style-name="P1"></text:p>
      <text:p text:style-name="P4">Q4. GString... override the toString() of the Person class to return something like... "Sachin is a man aged 24 who lives at Delhi. He works for Intelligrape with employee id 12 and draws $$$$$$$ lots of money !!!!."</text:p>
      <text:p text:style-name="P1"></text:p>
      <text:p text:style-name="P1">class Employee</text:p>
      <text:p text:style-name="P1">{</text:p>
      <text:p text:style-name="P1"><text:s/>String name </text:p>
      <text:p text:style-name="P1"><text:s/>int age</text:p>
      <text:p text:style-name="P1"><text:s/>String gender</text:p>
      <text:p text:style-name="P1"><text:s/>String address</text:p>
      <text:p text:style-name="P1"><text:s/>int empId</text:p>
      <text:p text:style-name="P1"><text:s/>int salary</text:p>
      <text:p text:style-name="P1"><text:s/>String toString()</text:p>
      <text:p text:style-name="P1"><text:s/>{</text:p>
      <text:p text:style-name="P1"><text:s text:c="2"/>"${name} is a ${gender=="Male"?'Male':'Female'} aged ${age} who lives in ${address}. ${gender=="Male"?'He':'She'} works for intelligripe with employee is ${empId} and draws ${salary} lots <text:s/>of money"</text:p>
      <text:p text:style-name="P1"><text:s/>}</text:p>
      <text:p text:style-name="P1">}</text:p>
      <text:p text:style-name="P1"><text:soft-page-break/>def emp1 = new Employee(name:"Sachin",age:24,gender:"Male",address:"Delhi",empId:160058,salary:20000)</text:p>
      <text:p text:style-name="P1"></text:p>
      <text:p text:style-name="P4">5. Groovy Truth: if('test') { printlnn "test evaluated to true inside if" } </text:p>
      <text:p text:style-name="P4"><text:s/>try replacing test with various objects and observe its behaviour. </text:p>
      <text:p text:style-name="P4"><text:s/>a) "Test" </text:p>
      <text:p text:style-name="P4"><text:s/>b)'null' </text:p>
      <text:p text:style-name="P4"><text:s/>c) null </text:p>
      <text:p text:style-name="P4"><text:s/>d) 100 </text:p>
      <text:p text:style-name="P4"><text:s/>e) 0 </text:p>
      <text:p text:style-name="P4"><text:s/>f) empty list </text:p>
      <text:p text:style-name="P4"><text:s/>g) list with all vaues as null List list = new ArrayList() </text:p>
      <text:p text:style-name="P1"><text:s/></text:p>
      <text:p text:style-name="P1"><text:s/>(a) if("Test") </text:p>
      <text:p text:style-name="P1"><text:s/>{ </text:p>
      <text:p text:style-name="P1"><text:s text:c="2"/>println "test evaluated to true inside if" </text:p>
      <text:p text:style-name="P1"><text:s/>} <text:s/></text:p>
      <text:p text:style-name="P1"><text:s/></text:p>
      <text:p text:style-name="P1">test evaluated to true inside if</text:p>
      <text:p text:style-name="P1"><text:s/></text:p>
      <text:p text:style-name="P1">(b) if('null') </text:p>
      <text:p text:style-name="P1"><text:s/>{ </text:p>
      <text:p text:style-name="P1"><text:s text:c="2"/>println "test evaluated to true inside if" </text:p>
      <text:p text:style-name="P1"><text:s/>} <text:s/></text:p>
      <text:p text:style-name="P1"><text:s/></text:p>
      <text:p text:style-name="P1">test evaluated to true inside if</text:p>
      <text:p text:style-name="P1">(c) if(null) </text:p>
      <text:p text:style-name="P1"><text:s/>{ </text:p>
      <text:p text:style-name="P1"><text:s text:c="2"/>println "test evaluated to true inside if" </text:p>
      <text:p text:style-name="P1"><text:s/>} <text:s/></text:p>
      <text:p text:style-name="P1"><text:s/></text:p>
      <text:p text:style-name="P1">(d) if(100) </text:p>
      <text:p text:style-name="P1"><text:s/>{ </text:p>
      <text:p text:style-name="P1"><text:s text:c="2"/>println "test evaluated to true inside if" </text:p>
      <text:p text:style-name="P1"><text:s/>} <text:s/></text:p>
      <text:p text:style-name="P1"><text:s/></text:p>
      <text:p text:style-name="P1">test evaluated to true inside if</text:p>
      <text:p text:style-name="P1">(e) if(0) </text:p>
      <text:p text:style-name="P1"><text:s/>{ </text:p>
      <text:p text:style-name="P1"><text:s text:c="2"/>println "test evaluated to true inside if" </text:p>
      <text:p text:style-name="P1"><text:s/>} <text:s/></text:p>
      <text:p text:style-name="P1"><text:s/></text:p>
      <text:p text:style-name="P1">(f) List li = [] </text:p>
      <text:p text:style-name="P1"><text:s/>if(li) </text:p>
      <text:p text:style-name="P1"><text:s/>{ </text:p>
      <text:p text:style-name="P1"><text:s text:c="2"/>println "test evaluated to true inside if" </text:p>
      <text:p text:style-name="P1"><text:s/>} <text:s/></text:p>
      <text:p text:style-name="P1"><text:s/></text:p>
      <text:p text:style-name="P1">(e) List li = [null,null] </text:p>
      <text:p text:style-name="P1"><text:s/>if(li) </text:p>
      <text:p text:style-name="P1"><text:s/>{ </text:p>
      <text:p text:style-name="P1"><text:s text:c="2"/>println "test evaluated to true inside if" </text:p>
      <text:p text:style-name="P1"><text:soft-page-break/><text:s/>} <text:s/></text:p>
      <text:p text:style-name="P1"><text:s/></text:p>
      <text:p text:style-name="P1">test evaluated to true inside if</text:p>
      <text:p text:style-name="P1"></text:p>
      <text:p text:style-name="P4">6. Write a class HourMinute where the class stores hours and minutes as separate fields. Overload + and - operator operator for this class </text:p>
      <text:p text:style-name="P1"></text:p>
      <text:p text:style-name="P1">class HourMinute</text:p>
      <text:p text:style-name="P1">{</text:p>
      <text:p text:style-name="P1"><text:s/>int hours</text:p>
      <text:p text:style-name="P1"><text:s/>int minutes</text:p>
      <text:p text:style-name="P1">int plus(int b)</text:p>
      <text:p text:style-name="P1">{</text:p>
      <text:p text:style-name="P1"><text:s text:c="2"/>if(minutes==60)</text:p>
      <text:p text:style-name="P1"><text:s text:c="2"/>{</text:p>
      <text:p text:style-name="P1"><text:s text:c="3"/>hour++</text:p>
      <text:p text:style-name="P1"><text:s text:c="2"/>}</text:p>
      <text:p text:style-name="P1"><text:s text:c="2"/>else</text:p>
      <text:p text:style-name="P1"><text:s text:c="2"/>minutes+=b </text:p>
      <text:p text:style-name="P1">}</text:p>
      <text:p text:style-name="P1">int minus(int b)</text:p>
      <text:p text:style-name="P1">{</text:p>
      <text:p text:style-name="P1"><text:s text:c="2"/>if(minutes-b&lt;0)</text:p>
      <text:p text:style-name="P1"><text:s text:c="2"/>{</text:p>
      <text:p text:style-name="P1"><text:s text:c="4"/>minutes=0</text:p>
      <text:p text:style-name="P1"><text:s text:c="2"/>}</text:p>
      <text:p text:style-name="P1"><text:s text:c="2"/>minutes-=b</text:p>
      <text:p text:style-name="P1">} <text:s text:c="3"/></text:p>
      <text:p text:style-name="P1">}</text:p>
      <text:p text:style-name="P1">def time = new HourMinute(hours:6,minutes:30)</text:p>
      <text:p text:style-name="P1">def newtime1 = time+10</text:p>
      <text:p text:style-name="P1">def newtime2 = time-10</text:p>
      <text:p text:style-name="P1"></text:p>
      <text:p text:style-name="P4">7. Print multiple of 3 upto 10 terms in at least three different ways using groovy special methods</text:p>
      <text:p text:style-name="P1"></text:p>
      <text:p text:style-name="P3"><text:span text:style-name="T3">/Using Step</text:span></text:p>
      <text:p text:style-name="P6">1.step 11,1,</text:p>
      <text:p text:style-name="P6">{</text:p>
      <text:p text:style-name="P6"><text:s text:c="2"/>println it*3</text:p>
      <text:p text:style-name="P6">}</text:p>
      <text:p text:style-name="P6"></text:p>
      <text:p text:style-name="P6">// Using Upto</text:p>
      <text:p text:style-name="P6"></text:p>
      <text:p text:style-name="P6">1.upto(10,{</text:p>
      <text:p text:style-name="P6"><text:s text:c="12"/>println it*3</text:p>
      <text:p text:style-name="P6"><text:s text:c="7"/>})</text:p>
      <text:p text:style-name="P1"></text:p>
      <text:p text:style-name="P4">8. Write a closure which checks if a value is contained within a list where the closure accepts two parameters</text:p>
      <text:p text:style-name="P1"></text:p>
      <text:p text:style-name="P1">def findelement = {list , element -&gt; list.contains(element)}</text:p>
      <text:p text:style-name="P1"><text:soft-page-break/>List list = new ArrayList();</text:p>
      <text:p text:style-name="P1">list.add(5);</text:p>
      <text:p text:style-name="P1">list.add(6);</text:p>
      <text:p text:style-name="P1">if(findelement(list,5))</text:p>
      <text:p text:style-name="P1">{</text:p>
      <text:p text:style-name="P1"><text:s text:c="2"/>println "Found Element in list"</text:p>
      <text:p text:style-name="P1">}</text:p>
      <text:p text:style-name="P1"></text:p>
      <text:p text:style-name="P4"/>
      <text:p text:style-name="P4"/>
      <text:p text:style-name="P4">9. Combine content of all the files in a specific directory to another new file</text:p>
      <text:p text:style-name="P2"><text:span text:style-name="T2">File destination = new File("/home/ttnd/Desktop/Boot Camp/Intro to Groovy/Destination.txt")</text:span></text:p>
      <text:p text:style-name="P5">new File("home/ttnd/Desktop/Boot Camp").eachFile{file -&gt;</text:p>
      <text:p text:style-name="P5">lines = file.readLines()</text:p>
      <text:p text:style-name="P5">(lines-1).times{</text:p>
      <text:p text:style-name="P5">destination.append(lines[it])</text:p>
      <text:p text:style-name="P5">}</text:p>
      <text:p text:style-name="P1"></text:p>
      <text:p text:style-name="P1"></text:p>
      <text:p text:style-name="P1"></text:p>
      <text:p text:style-name="P4">10. Create a file which contains all the odd numbered lines of a given file. Each line should be numbered at the beginning of line viz : 1, 3, 5..... </text:p>
      <text:p text:style-name="P1"><text:s/></text:p>
      <text:p text:style-name="P1">File source = new File("/home/ttnd/Desktop/Boot Camp/Intro to Groovy/SourceFile.txt")</text:p>
      <text:p text:style-name="P1">File destination = new File("/home/ttnd/Desktop/Boot Camp/Intro to Groovy/DestinationFile.txt")</text:p>
      <text:p text:style-name="P1">int linenum = 1;</text:p>
      <text:p text:style-name="P1">source.eachLine{</text:p>
      <text:p text:style-name="P1"><text:s text:c="25"/>line -&gt; if((linenum%2)==0)</text:p>
      <text:p text:style-name="P1"><text:s text:c="25"/>destination &lt;&lt; linenum &lt;&lt; line &lt;&lt;"\n";</text:p>
      <text:p text:style-name="P1"><text:s text:c="25"/>linenum++</text:p>
      <text:p text:style-name="P1"><text:s text:c="16"/>}</text:p>
      <text:p text:style-name="P1"><text:s text:c="9"/></text:p>
      <text:p text:style-name="P1"><text:span text:style-name="T1">11. Write a method which removes all the white spaces in a file and writes the output to another file. Suppose white space characters are Space, Tab and Enter </text:span></text:p>
      <text:p text:style-name="P1"></text:p>
      <text:p text:style-name="P1">File source = new File("/home/ttnd/Desktop/Boot Camp/Intro to Groovy/SourceFile.txt")</text:p>
      <text:p text:style-name="P1">File destination = new File("/home/ttnd/Desktop/Boot Camp/Intro to Groovy/DestinationFile.txt")</text:p>
      <text:p text:style-name="P1">source.eachLine{</text:p>
      <text:p text:style-name="P1"><text:s text:c="25"/>line -&gt; destination &lt;&lt; line.replaceAll(' ','');</text:p>
      <text:p text:style-name="P1"><text:s text:c="16"/>} <text:s text:c="8"/></text:p>
      <text:p text:style-name="P1"></text:p>
      <text:p text:style-name="P4">12. Make copy of an image type file byte by byte</text:p>
      <text:p text:style-name="P1"></text:p>
      <text:p text:style-name="P1">File source = new File("/home/ttnd/Desktop/Boot Camp/Intro to Groovy/Groovy.png")</text:p>
      <text:p text:style-name="P1">File destination = new File("/home/ttnd/Desktop/Boot Camp/Intro to Groovy/GroovyCopy.png")</text:p>
      <text:p text:style-name="P1">destination.bytes = source.bytes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09:52:06.957567744</meta:creation-date>
    <dc:date>2016-02-05T14:25:29.369942870</dc:date>
    <meta:editing-duration>PT4H18M1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5" meta:paragraph-count="239" meta:word-count="784" meta:character-count="5716" meta:non-whitespace-character-count="4508"/>
  </office:meta>
</office:document-meta>
</file>